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a1902" officeooo:paragraph-rsid="001a19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an de tests :</text:p>
      <text:p text:style-name="P1"/>
      <text:p text:style-name="P1">1- Tests unitaires :</text:p>
      <text:p text:style-name="P1"/>
      <text:p text:style-name="P1"/>
      <text:p text:style-name="P1"/>
      <text:p text:style-name="P1">2- Test intégration :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05T16:19:51.650000000</dc:date>
    <meta:editing-duration>PT17M43S</meta:editing-duration>
    <meta:editing-cycles>2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3" meta:word-count="12" meta:character-count="56" meta:non-whitespace-character-count="47"/>
  </office:meta>
</office:document-meta>
</file>